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184aa" officeooo:paragraph-rsid="001184aa"/>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text-properties officeooo:rsid="001259b1" officeooo:paragraph-rsid="001259b1"/>
    </style:style>
    <style:style style:name="P4" style:family="paragraph" style:parent-style-name="Standard">
      <style:text-properties officeooo:rsid="001184aa" officeooo:paragraph-rsid="001184aa"/>
    </style:style>
    <style:style style:name="P5" style:family="paragraph" style:parent-style-name="Standard">
      <style:text-properties officeooo:rsid="001259b1" officeooo:paragraph-rsid="001259b1"/>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nduan Install Tensor Flow</text:p>
      <text:h text:style-name="P1" text:outline-level="4"><text:bookmark text:name="download-tensorflow-api-from-github-repository"/><text:span text:style-name="Strong_20_Emphasis">Download Tensorflow API from Github Repository</text:span></text:h>
      <text:p text:style-name="Text_20_body">There are two ways of doing this, one is by using git and another by manually downloading it :</text:p>
      <text:list xml:id="list3213068781" text:style-name="L1">
        <text:list-item>
          <text:p text:style-name="P7"><text:span text:style-name="Strong_20_Emphasis">Using gi</text:span>t: This is the easiest way of downloading the Tensorflow Object detection API from the repository but you need to have git installed in the system. Open the command prompt and type this command</text:p>
          <text:list>
            <text:list-item>
              <text:p text:style-name="P7">git clone <text:a xlink:type="simple" xlink:href="https://github.com/tensorflow/models" text:style-name="Internet_20_link" text:visited-style-name="Visited_20_Internet_20_Link">https://github.com/tensorflow/models</text:a></text:p>
            </text:list-item>
          </text:list>
        </text:list-item>
        <text:list-item>
          <text:p text:style-name="P6"><text:span text:style-name="Strong_20_Emphasis">Downloading Manually</text:span>: To manually download the API, go to this<text:a xlink:type="simple" xlink:href="https://github.com/tensorflow/models" text:style-name="Internet_20_link" text:visited-style-name="Visited_20_Internet_20_Link"> link</text:a> and click on the code button(in green colour). You can see the download zip option, click on that you will have a compressed file. Now you need to extract the files.</text:p>
        </text:list-item>
      </text:list>
      <text:p text:style-name="Text_20_body">After getting this API in your PC, rename the folder from models-master to models</text:p>
      <text:list xml:id="list3281395970" text:style-name="L2">
        <text:list-item>
          <text:p text:style-name="P8"><text:span text:style-name="Strong_20_Emphasis">Setting up a virtual environment</text:span></text:p>
        </text:list-item>
      </text:list>
      <text:p text:style-name="Text_20_body">Next, we are going to do is to create a separate virtual environment. The main purpose of Python virtual environments is to create an isolated environment for Python projects. This means that each project can have its own dependencies, regardless of what dependencies every other project has. I am naming my virtual environment as obj_detection but you can name it anything else. Now open the Anaconda prompt and type</text:p>
      <text:list xml:id="list3946820032" text:style-name="L3">
        <text:list-item>
          <text:p text:style-name="P9">To set up the virtual environment:</text:p>
        </text:list-item>
      </text:list>
      <text:p text:style-name="Text_20_body">conda create -n obj_detection</text:p>
      <text:list xml:id="list2229463128" text:style-name="L4">
        <text:list-item>
          <text:p text:style-name="P10">To activate it the above created virtual environment:</text:p>
        </text:list-item>
      </text:list>
      <text:p text:style-name="Text_20_body">conda activate obj_detection</text:p>
      <text:h text:style-name="Heading_20_4" text:outline-level="4"><text:bookmark text:name="installing-dependencies"/><text:span text:style-name="Strong_20_Emphasis">Installing dependencies</text:span></text:h>
      <text:p text:style-name="Text_20_body">The next step is to install all the dependencies needed for this API to work on your local PC. Type this command after activating your virtual environment.</text:p>
      <text:list xml:id="list2758937189" text:style-name="L5">
        <text:list-item>
          <text:p text:style-name="P11">pip install tensorflow</text:p>
        </text:list-item>
      </text:list>
      <text:p text:style-name="Text_20_body"><text:span text:style-name="Strong_20_Emphasis">If you have a GPU in your PC, use this instead. You will have a better performance</text:span></text:p>
      <text:list xml:id="list1462518796" text:style-name="L6">
        <text:list-item>
          <text:p text:style-name="P12">pip install tensorflow-gpu</text:p>
        </text:list-item>
      </text:list>
      <text:p text:style-name="P5">Install tensor flow model maker</text:p>
      <text:p text:style-name="P3"><text:span text:style-name="Source_20_Text">pip install -q tflite-model-maker</text:span></text:p>
      <text:p text:style-name="P2"><text:span text:style-name="Source_20_Text">pip install -q pycocotools</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07:30:54.296206528</meta:creation-date>
    <dc:date>2023-10-11T13:25:23.965021175</dc:date>
    <meta:editing-duration>PT5H54M29S</meta:editing-duration>
    <meta:editing-cycles>3</meta:editing-cycles>
    <meta:generator>LibreOffice/7.3.5.2$Linux_X86_64 LibreOffice_project/30$Build-2</meta:generator>
    <meta:document-statistic meta:table-count="0" meta:image-count="0" meta:object-count="0" meta:page-count="1" meta:paragraph-count="21" meta:word-count="291" meta:character-count="1731" meta:non-whitespace-character-count="1469"/>
  </office:meta>
</office:document-meta>
</file>